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2DDDF275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18cm, 4.818cm, 11.625cm, 1.96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7cm" svg:height="22.906cm" svg:x="1.092cm" svg:y="2.392cm">
          <draw:image xlink:href="Pictures/10000000000005E8000007E02DDDF27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9T07:15:32.407866287</dc:date>
    <meta:editing-duration>PT3M42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